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c1b" officeooo:paragraph-rsid="0005cc1b"/>
    </style:style>
    <style:style style:name="T1" style:family="text">
      <style:text-properties officeooo:rsid="0007520a"/>
    </style:style>
    <style:style style:name="T2" style:family="text">
      <style:text-properties officeooo:rsid="000bd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pour poster photos sur internet + like et partage comme <text:span text:style-name="T1">instagram</text:span></text:p>
      <text:p text:style-name="P1">Instagram</text:p>
      <text:p text:style-name="P1">version open source</text:p>
      <text:p text:style-name="P1">page publique presente photos, on peut voir toutes photos quand on vient sur le site</text:p>
      <text:p text:style-name="P1">zone administration ou on peut ajouter modifier des photos suivre le nombre de likes</text:p>
      <text:p text:style-name="P1">commentaires</text:p>
      <text:p text:style-name="P1">ressemble strictement a la page instagram </text:p>
      <text:p text:style-name="P1">pas de comptes utilisateurs</text:p>
      <text:p text:style-name="P1">photo ronde pour l’auteur des photos</text:p>
      <text:p text:style-name="P1">responsiv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39:20.861028432</meta:creation-date>
    <dc:date>2018-07-11T13:49:21.095149511</dc:date>
    <meta:editing-duration>PT3H29M28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63" meta:character-count="393" meta:non-whitespace-character-count="339"/>
  </office:meta>
</office:document-meta>
</file>